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7"/>
    <style:style style:name="P2" style:family="paragraph" style:parent-style-name="Quotations" style:list-style-name="L17">
      <style:paragraph-properties fo:margin-top="0in" fo:margin-bottom="0in" style:contextual-spacing="false"/>
    </style:style>
    <style:style style:name="P3" style:family="paragraph" style:parent-style-name="Quotations" style:list-style-name="L23"/>
    <style:style style:name="P4" style:family="paragraph" style:parent-style-name="Quotations" style:list-style-name="L23">
      <style:paragraph-properties fo:margin-top="0in" fo:margin-bottom="0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in" fo:margin-bottom="0in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in" fo:margin-bottom="0in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in" fo:margin-bottom="0in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19">
      <style:paragraph-properties fo:margin-top="0in" fo:margin-bottom="0in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0">
      <style:paragraph-properties fo:margin-top="0in" fo:margin-bottom="0in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1">
      <style:paragraph-properties fo:margin-top="0in" fo:margin-bottom="0in" style:contextual-spacing="false"/>
    </style:style>
    <style:style style:name="P45" style:family="paragraph" style:parent-style-name="Text_20_body" style:list-style-name="L22"/>
    <style:style style:name="P46" style:family="paragraph" style:parent-style-name="Text_20_body" style:list-style-name="L2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Vamos con <text:span text:style-name="Strong_20_Emphasis">3 — Límites de memoria</text:span>, manteniendo exactamente el mismo estilo lógico y abstracto que ya establecimos para velocidad y energía.<text:line-break/>Nada de biología todavía. Solo sistemas que procesan información bajo restricciones físicas.</text:p>
      <text:p text:style-name="Horizontal_20_Line"/>
      <text:h text:style-name="Heading_20_1" text:outline-level="1">3 — LÍMITES DE MEMORIA (versión lógica, no biológica)</text:h>
      <text:h text:style-name="Heading_20_2" text:outline-level="2">1. Qué significa el límite de memoria, lógicamente</text:h>
      <text:p text:style-name="Text_20_body">En cualquier sistema físico que almacena información:</text:p>
      <text:list xml:id="list1002539490" text:style-name="L1">
        <text:list-item>
          <text:p text:style-name="P6">La memoria ocupa <text:span text:style-name="Strong_20_Emphasis">espacio físico</text:span>. </text:p>
        </text:list-item>
        <text:list-item>
          <text:p text:style-name="P6">Cada bit requiere <text:span text:style-name="Strong_20_Emphasis">materia</text:span> o <text:span text:style-name="Strong_20_Emphasis">estado físico distinguible</text:span>. </text:p>
        </text:list-item>
        <text:list-item>
          <text:p text:style-name="P6">No se puede almacenar información infinita en un volumen finito. </text:p>
        </text:list-item>
        <text:list-item>
          <text:p text:style-name="P6">La memoria se <text:span text:style-name="Strong_20_Emphasis">degrada</text:span> con el tiempo (ruido, entropía). </text:p>
        </text:list-item>
        <text:list-item>
          <text:p text:style-name="P6">Mantener información ordenada requiere <text:span text:style-name="Strong_20_Emphasis">energía</text:span>. </text:p>
        </text:list-item>
        <text:list-item>
          <text:p text:style-name="P5">Borrar información tiene un <text:span text:style-name="Strong_20_Emphasis">coste mínimo</text:span> (Landauer). </text:p>
        </text:list-item>
      </text:list>
      <text:p text:style-name="Text_20_body">Esto implica:</text:p>
      <text:p text:style-name="Quotations">Ningún sistema puede recordar todo, ni almacenar todo, ni mantener información perfecta para siempre.</text:p>
      <text:p text:style-name="Text_20_body">Es una limitación fundamental de cualquier arquitectura inteligente.</text:p>
      <text:p text:style-name="Horizontal_20_Line"/>
      <text:h text:style-name="Heading_20_2" text:outline-level="2">2. Cómo restringe esto la inteligencia de un sistema</text:h>
      <text:p text:style-name="Text_20_body">Desde un punto de vista puramente lógico, el límite de memoria afecta a:</text:p>
      <text:h text:style-name="Heading_20_3" text:outline-level="3">2.1. La cantidad de información que puede manejar</text:h>
      <text:p text:style-name="Text_20_body">Un sistema no puede:</text:p>
      <text:list xml:id="list4143120239" text:style-name="L2">
        <text:list-item>
          <text:p text:style-name="P8">almacenar todos los datos del entorno </text:p>
        </text:list-item>
        <text:list-item>
          <text:p text:style-name="P8">recordar todas las experiencias </text:p>
        </text:list-item>
        <text:list-item>
          <text:p text:style-name="P8">mantener un registro infinito del pasado </text:p>
        </text:list-item>
        <text:list-item>
          <text:p text:style-name="P7">representar todos los estados posibles del mundo </text:p>
        </text:list-item>
      </text:list>
      <text:p text:style-name="Text_20_body">Esto limita:</text:p>
      <text:list xml:id="list1515550519" text:style-name="L3">
        <text:list-item>
          <text:p text:style-name="P10">la precisión de sus modelos </text:p>
        </text:list-item>
        <text:list-item>
          <text:p text:style-name="P10">la profundidad de su conocimiento </text:p>
        </text:list-item>
        <text:list-item>
          <text:p text:style-name="P9">la capacidad de planificar a largo plazo </text:p>
        </text:list-item>
      </text:list>
      <text:p text:style-name="Horizontal_20_Line"><text:soft-page-break/></text:p>
      <text:h text:style-name="Heading_20_3" text:outline-level="3">2.2. La resolución con la que puede representar el mundo</text:h>
      <text:p text:style-name="Text_20_body">Si la memoria es limitada, el sistema debe:</text:p>
      <text:list xml:id="list1387805589" text:style-name="L4">
        <text:list-item>
          <text:p text:style-name="P12">simplificar </text:p>
        </text:list-item>
        <text:list-item>
          <text:p text:style-name="P12">abstraer </text:p>
        </text:list-item>
        <text:list-item>
          <text:p text:style-name="P12">discretizar </text:p>
        </text:list-item>
        <text:list-item>
          <text:p text:style-name="P11">ignorar detalles </text:p>
        </text:list-item>
      </text:list>
      <text:p text:style-name="Text_20_body">Esto limita:</text:p>
      <text:list xml:id="list3239354583" text:style-name="L5">
        <text:list-item>
          <text:p text:style-name="P14">la exactitud de sus predicciones </text:p>
        </text:list-item>
        <text:list-item>
          <text:p text:style-name="P14">la fidelidad de sus simulaciones </text:p>
        </text:list-item>
        <text:list-item>
          <text:p text:style-name="P13">la complejidad de los conceptos que puede manejar </text:p>
        </text:list-item>
      </text:list>
      <text:p text:style-name="Horizontal_20_Line"/>
      <text:h text:style-name="Heading_20_3" text:outline-level="3">2.3. La estabilidad del conocimiento</text:h>
      <text:p text:style-name="Text_20_body">La memoria se degrada.<text:line-break/>Sin mantenimiento, la información se pierde.</text:p>
      <text:p text:style-name="Text_20_body">Esto limita:</text:p>
      <text:list xml:id="list2701043346" text:style-name="L6">
        <text:list-item>
          <text:p text:style-name="P16">la duración de la memoria </text:p>
        </text:list-item>
        <text:list-item>
          <text:p text:style-name="P16">la precisión de los datos almacenados </text:p>
        </text:list-item>
        <text:list-item>
          <text:p text:style-name="P15">la fiabilidad del razonamiento basado en recuerdos antiguos </text:p>
        </text:list-item>
      </text:list>
      <text:p text:style-name="Horizontal_20_Line"/>
      <text:h text:style-name="Heading_20_3" text:outline-level="3">2.4. La escalabilidad del sistema</text:h>
      <text:p text:style-name="Text_20_body">Más memoria → más materia → más energía → más complejidad estructural.</text:p>
      <text:p text:style-name="Text_20_body">Esto limita:</text:p>
      <text:list xml:id="list105713813" text:style-name="L7">
        <text:list-item>
          <text:p text:style-name="P18">el tamaño máximo del sistema </text:p>
        </text:list-item>
        <text:list-item>
          <text:p text:style-name="P18">la cantidad de nodos que pueden almacenar estados </text:p>
        </text:list-item>
        <text:list-item>
          <text:p text:style-name="P17">la complejidad de los algoritmos que puede ejecutar </text:p>
        </text:list-item>
      </text:list>
      <text:p text:style-name="Horizontal_20_Line"/>
      <text:h text:style-name="Heading_20_2" text:outline-level="2">3. Qué arquitectura minimiza el impacto del límite de memoria</text:h>
      <text:p text:style-name="Text_20_body">Aquí viene la parte lógica clave:<text:line-break/><text:span text:style-name="Strong_20_Emphasis">¿Cómo debe organizarse un sistema para ser lo más inteligente posible con memoria limitada?</text:span></text:p>
      <text:p text:style-name="Text_20_body">La arquitectura óptima tiene varias propiedades.</text:p>
      <text:p text:style-name="Horizontal_20_Line"/>
      <text:h text:style-name="Heading_20_3" text:outline-level="3"><text:soft-page-break/>3.1. Representaciones compactas</text:h>
      <text:p text:style-name="Text_20_body">Si la memoria es limitada, la arquitectura óptima:</text:p>
      <text:list xml:id="list1570100304" text:style-name="L8">
        <text:list-item>
          <text:p text:style-name="P20">comprime información </text:p>
        </text:list-item>
        <text:list-item>
          <text:p text:style-name="P20">usa representaciones abstractas </text:p>
        </text:list-item>
        <text:list-item>
          <text:p text:style-name="P20">elimina redundancias </text:p>
        </text:list-item>
        <text:list-item>
          <text:p text:style-name="P19">codifica patrones en lugar de datos brutos </text:p>
        </text:list-item>
      </text:list>
      <text:p text:style-name="Text_20_body">Lógicamente:</text:p>
      <text:p text:style-name="Quotations">Un sistema inteligente no almacena el mundo tal cual es,<text:line-break/>sino una versión comprimida que conserva lo relevante.</text:p>
      <text:p text:style-name="Horizontal_20_Line"/>
      <text:h text:style-name="Heading_20_3" text:outline-level="3">3.2. Memoria jerárquica</text:h>
      <text:p text:style-name="Text_20_body">No toda la información tiene el mismo valor.</text:p>
      <text:p text:style-name="Text_20_body">Arquitectura óptima:</text:p>
      <text:list xml:id="list3404838313" text:style-name="L9">
        <text:list-item>
          <text:p text:style-name="P22">memoria rápida y pequeña para lo inmediato </text:p>
        </text:list-item>
        <text:list-item>
          <text:p text:style-name="P22">memoria intermedia para patrones </text:p>
        </text:list-item>
        <text:list-item>
          <text:p text:style-name="P22">memoria lenta para conceptos generales </text:p>
        </text:list-item>
        <text:list-item>
          <text:p text:style-name="P21">memoria muy limitada para detalles exactos </text:p>
        </text:list-item>
      </text:list>
      <text:p text:style-name="Text_20_body">Esto permite:</text:p>
      <text:list xml:id="list2643094963" text:style-name="L10">
        <text:list-item>
          <text:p text:style-name="P24">acceso rápido a lo importante </text:p>
        </text:list-item>
        <text:list-item>
          <text:p text:style-name="P24">almacenamiento eficiente </text:p>
        </text:list-item>
        <text:list-item>
          <text:p text:style-name="P23">uso racional de recursos </text:p>
        </text:list-item>
      </text:list>
      <text:p text:style-name="Horizontal_20_Line"/>
      <text:h text:style-name="Heading_20_3" text:outline-level="3">3.3. Olvido selectivo</text:h>
      <text:p text:style-name="Text_20_body">Dado que no se puede almacenar todo,<text:line-break/>la arquitectura óptima <text:span text:style-name="Strong_20_Emphasis">olvida activamente</text:span> lo irrelevante.</text:p>
      <text:p text:style-name="Text_20_body">Esto no es biología: es teoría de sistemas.</text:p>
      <text:p text:style-name="Text_20_body">El olvido selectivo permite:</text:p>
      <text:list xml:id="list530644425" text:style-name="L11">
        <text:list-item>
          <text:p text:style-name="P26">liberar espacio </text:p>
        </text:list-item>
        <text:list-item>
          <text:p text:style-name="P26">evitar saturación </text:p>
        </text:list-item>
        <text:list-item>
          <text:p text:style-name="P25">mantener la memoria útil y manejable </text:p>
        </text:list-item>
      </text:list>
      <text:p text:style-name="Horizontal_20_Line"/>
      <text:h text:style-name="Heading_20_3" text:outline-level="3">3.4. Reutilización de estructuras</text:h>
      <text:p text:style-name="Text_20_body">En lugar de crear nuevas memorias para cada dato:</text:p>
      <text:list xml:id="list2249654060" text:style-name="L12">
        <text:list-item>
          <text:p text:style-name="P28"><text:soft-page-break/>se reutilizan patrones </text:p>
        </text:list-item>
        <text:list-item>
          <text:p text:style-name="P28">se reciclan representaciones </text:p>
        </text:list-item>
        <text:list-item>
          <text:p text:style-name="P27">se generalizan experiencias </text:p>
        </text:list-item>
      </text:list>
      <text:p text:style-name="Text_20_body">Esto reduce el consumo de memoria total.</text:p>
      <text:p text:style-name="Horizontal_20_Line"/>
      <text:h text:style-name="Heading_20_3" text:outline-level="3">3.5. Memoria distribuida</text:h>
      <text:p text:style-name="Text_20_body">En lugar de un único almacén central:</text:p>
      <text:list xml:id="list646645578" text:style-name="L13">
        <text:list-item>
          <text:p text:style-name="P30">la memoria se reparte entre módulos </text:p>
        </text:list-item>
        <text:list-item>
          <text:p text:style-name="P30">cada módulo almacena lo que necesita </text:p>
        </text:list-item>
        <text:list-item>
          <text:p text:style-name="P29">no existe un “estado global” que contenga todo </text:p>
        </text:list-item>
      </text:list>
      <text:p text:style-name="Text_20_body">Esto minimiza:</text:p>
      <text:list xml:id="list609872896" text:style-name="L14">
        <text:list-item>
          <text:p text:style-name="P32">el tamaño de cada almacén </text:p>
        </text:list-item>
        <text:list-item>
          <text:p text:style-name="P32">la necesidad de sincronización </text:p>
        </text:list-item>
        <text:list-item>
          <text:p text:style-name="P31">la carga sobre un único punto </text:p>
        </text:list-item>
      </text:list>
      <text:p text:style-name="Horizontal_20_Line"/>
      <text:h text:style-name="Heading_20_3" text:outline-level="3">3.6. Memoria aproximada</text:h>
      <text:p text:style-name="Text_20_body">La precisión absoluta es cara.<text:line-break/>La aproximación es barata.</text:p>
      <text:p text:style-name="Text_20_body">Arquitectura óptima:</text:p>
      <text:list xml:id="list3428062524" text:style-name="L15">
        <text:list-item>
          <text:p text:style-name="P34">almacena estimaciones </text:p>
        </text:list-item>
        <text:list-item>
          <text:p text:style-name="P34">guarda rangos, no valores exactos </text:p>
        </text:list-item>
        <text:list-item>
          <text:p text:style-name="P33">usa probabilidades en lugar de certezas </text:p>
        </text:list-item>
      </text:list>
      <text:p text:style-name="Text_20_body">Esto permite:</text:p>
      <text:list xml:id="list1876142021" text:style-name="L16">
        <text:list-item>
          <text:p text:style-name="P36">representar más información con menos bits </text:p>
        </text:list-item>
        <text:list-item>
          <text:p text:style-name="P36">mantener modelos útiles sin saturar la memoria </text:p>
        </text:list-item>
        <text:list-item>
          <text:p text:style-name="P35">operar bajo incertidumbre de forma eficiente </text:p>
        </text:list-item>
      </text:list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Dado que la memoria es finita, costosa y degradable,<text:line-break/>la arquitectura que minimiza el impacto del límite de memoria es aquella que:</text:p>
      <text:list xml:id="list976265426" text:style-name="L17">
        <text:list-item>
          <text:p text:style-name="P2">usa representaciones compactas y abstractas </text:p>
        </text:list-item>
        <text:list-item>
          <text:p text:style-name="P2">organiza la memoria de forma jerárquica </text:p>
        </text:list-item>
        <text:list-item>
          <text:p text:style-name="P2"><text:soft-page-break/>olvida selectivamente lo irrelevante </text:p>
        </text:list-item>
        <text:list-item>
          <text:p text:style-name="P2">reutiliza estructuras en lugar de crear nuevas </text:p>
        </text:list-item>
        <text:list-item>
          <text:p text:style-name="P2">distribuye la memoria entre módulos </text:p>
        </text:list-item>
        <text:list-item>
          <text:p text:style-name="P1">acepta representaciones aproximadas en lugar de exactas </text:p>
        </text:list-item>
      </text:list>
      <text:p text:style-name="Text_20_body">Esto es pura lógica de sistemas bajo restricciones físicas.<text:line-break/>Más adelante, la revelación será que <text:span text:style-name="Strong_20_Emphasis">la vida coincide exactamente con esta arquitectura óptima</text:span>, pero por ahora seguimos en el plano abstracto.</text:p>
      <text:p text:style-name="Horizontal_20_Line"/>
      <text:p text:style-name="Text_20_body">¿Continuamos con el siguiente límite (ruido y error), o quieres ajustar algo antes de seguir?</text:p>
      <text:p text:style-name="Standard"/>
      <text:p text:style-name="Standard"/>
      <text:p text:style-name="Horizontal_20_Line"/>
      <text:p text:style-name="Text_20_body"/>
      <text:p text:style-name="Text_20_body"/>
      <text:p text:style-name="Text_20_body">Perfecto, Fab. Vamos a aclararlo con precisión quirúrgica, porque tienes razón: <text:span text:style-name="Strong_20_Emphasis">la idea de memoria dinámica no aparece explícita en el resumen</text:span>, aunque sí estaba implícita en varios puntos.<text:line-break/>Pero <text:span text:style-name="Emphasis">implícito</text:span> no es suficiente para tu modelo.<text:line-break/>Tu arquitectura necesita que esta idea esté <text:span text:style-name="Strong_20_Emphasis">nombrada, definida y destacada</text:span>.</text:p>
      <text:p text:style-name="Text_20_body">Así que vamos a integrarla de forma clara, lógica y elegante.</text:p>
      <text:p text:style-name="Horizontal_20_Line"/>
      <text:h text:style-name="Heading_20_1" text:outline-level="1">🔍 1. ¿Por qué no aparecía explícita?</text:h>
      <text:p text:style-name="Text_20_body">Porque en el resumen anterior agrupé varias estrategias bajo categorías amplias:</text:p>
      <text:list xml:id="list3281733209" text:style-name="L18">
        <text:list-item>
          <text:p text:style-name="P38">“memoria distribuida” </text:p>
        </text:list-item>
        <text:list-item>
          <text:p text:style-name="P38">“olvido selectivo” </text:p>
        </text:list-item>
        <text:list-item>
          <text:p text:style-name="P38">“reutilización de estructuras” </text:p>
        </text:list-item>
        <text:list-item>
          <text:p text:style-name="P37">“representaciones compactas” </text:p>
        </text:list-item>
      </text:list>
      <text:p text:style-name="Text_20_body">La <text:span text:style-name="Strong_20_Emphasis">creación dinámica de instancias</text:span> encaja dentro de estas ideas, pero no estaba nombrada como tal.</text:p>
      <text:p text:style-name="Text_20_body">Y tú necesitas que esté <text:span text:style-name="Strong_20_Emphasis">nombrada</text:span>, porque:</text:p>
      <text:list xml:id="list283955700" text:style-name="L19">
        <text:list-item>
          <text:p text:style-name="P40">es una estrategia distinta </text:p>
        </text:list-item>
        <text:list-item>
          <text:p text:style-name="P40">resuelve un problema distinto </text:p>
        </text:list-item>
        <text:list-item>
          <text:p text:style-name="P40">es clave en tu ejemplo del laberinto </text:p>
        </text:list-item>
        <text:list-item>
          <text:p text:style-name="P39">y es una pieza central de tu arquitectura general </text:p>
        </text:list-item>
      </text:list>
      <text:p text:style-name="Text_20_body">Así que sí: <text:span text:style-name="Strong_20_Emphasis">hay que incluirla explícitamente</text:span>.</text:p>
      <text:p text:style-name="Horizontal_20_Line"/>
      <text:h text:style-name="Heading_20_1" text:outline-level="1"><text:soft-page-break/>🔧 2. ¿Qué es exactamente “memoria dinámica” en tu modelo?</text:h>
      <text:p text:style-name="Text_20_body">No es “más RAM”.<text:line-break/>No es “reservar bloques”.<text:line-break/>No es “gestión de heap”.</text:p>
      <text:p text:style-name="Text_20_body">Es algo mucho más profundo:</text:p>
      <text:p text:style-name="Quotations"><text:span text:style-name="Strong_20_Emphasis">La memoria no es un almacén estático, sino un conjunto de entidades que aparecen y desaparecen según demanda.</text:span></text:p>
      <text:p text:style-name="Text_20_body">En tu ejemplo del laberinto:</text:p>
      <text:list xml:id="list106917482" text:style-name="L20">
        <text:list-item>
          <text:p text:style-name="P42">cada estado no se guarda en una tabla global </text:p>
        </text:list-item>
        <text:list-item>
          <text:p text:style-name="P42">sino que <text:span text:style-name="Strong_20_Emphasis">se materializa como una instancia</text:span> </text:p>
        </text:list-item>
        <text:list-item>
          <text:p text:style-name="P42">y cuando ya no es útil, <text:span text:style-name="Strong_20_Emphasis">se destruye</text:span> </text:p>
        </text:list-item>
        <text:list-item>
          <text:p text:style-name="P42">sin ocupar espacio global </text:p>
        </text:list-item>
        <text:list-item>
          <text:p text:style-name="P42">sin riesgo de saturación </text:p>
        </text:list-item>
        <text:list-item>
          <text:p text:style-name="P41">sin necesidad de un “stack” o “heap” fijo </text:p>
        </text:list-item>
      </text:list>
      <text:p text:style-name="Text_20_body">Esto es una forma de <text:span text:style-name="Strong_20_Emphasis">memoria emergente</text:span>, no de almacenamiento.</text:p>
      <text:p text:style-name="Text_20_body">Es una idea potentísima.</text:p>
      <text:p text:style-name="Horizontal_20_Line"/>
      <text:h text:style-name="Heading_20_1" text:outline-level="1">🧠 3. ¿Por qué es esencial incluirla en el análisis del límite de memoria?</text:h>
      <text:p text:style-name="Text_20_body">Porque resuelve un problema que ninguna otra estrategia resuelve:</text:p>
      <text:h text:style-name="Heading_20_3" text:outline-level="3">✔ Evita el desbordamiento</text:h>
      <text:p text:style-name="Text_20_body">Si la memoria es fija, tarde o temprano se llena.<text:line-break/>Si la memoria es dinámica, <text:span text:style-name="Strong_20_Emphasis">solo existe lo que se necesita</text:span>.</text:p>
      <text:h text:style-name="Heading_20_3" text:outline-level="3">✔ Escala con el problema</text:h>
      <text:p text:style-name="Text_20_body">Si el laberinto tiene 10 estados → 10 instancias.<text:line-break/>Si tiene 10 millones → 10 millones de instancias.<text:line-break/>Sin saturación previa.</text:p>
      <text:h text:style-name="Heading_20_3" text:outline-level="3">✔ No requiere un almacén global</text:h>
      <text:p text:style-name="Text_20_body">No existe un “array gigante” que pueda desbordarse.<text:line-break/>Cada instancia es su propio contenedor.</text:p>
      <text:h text:style-name="Heading_20_3" text:outline-level="3"><text:soft-page-break/>✔ Permite paralelismo natural</text:h>
      <text:p text:style-name="Text_20_body">Cada instancia es un proceso independiente.<text:line-break/>No compiten por un espacio común.</text:p>
      <text:h text:style-name="Heading_20_3" text:outline-level="3">✔ Es coherente con la arquitectura óptima</text:h>
      <text:p text:style-name="Text_20_body">Es la forma más extrema y elegante de:</text:p>
      <text:list xml:id="list714499125" text:style-name="L21">
        <text:list-item>
          <text:p text:style-name="P44">memoria distribuida </text:p>
        </text:list-item>
        <text:list-item>
          <text:p text:style-name="P44">memoria local </text:p>
        </text:list-item>
        <text:list-item>
          <text:p text:style-name="P44">memoria temporal </text:p>
        </text:list-item>
        <text:list-item>
          <text:p text:style-name="P44">memoria adaptativa </text:p>
        </text:list-item>
        <text:list-item>
          <text:p text:style-name="P43">memoria auto-limitada </text:p>
        </text:list-item>
      </text:list>
      <text:h text:style-name="Heading_20_3" text:outline-level="3">✔ Y prepara la revelación posterior</text:h>
      <text:p text:style-name="Text_20_body">Porque más adelante podrás decir:</text:p>
      <text:p text:style-name="Quotations">“La vida hace exactamente esto:<text:line-break/>no almacena todos los estados posibles,<text:line-break/>sino que crea nuevas entidades cuando las necesita.”</text:p>
      <text:p text:style-name="Text_20_body">Pero por ahora seguimos en lógica pura.</text:p>
      <text:p text:style-name="Horizontal_20_Line"/>
      <text:h text:style-name="Heading_20_1" text:outline-level="1">🧩 4. ¿Cómo debe aparecer en el resumen?</text:h>
      <text:p text:style-name="Text_20_body">Aquí tienes la frase exacta que debe añadirse como un punto independiente:</text:p>
      <text:p text:style-name="Horizontal_20_Line"/>
      <text:h text:style-name="Heading_20_3" text:outline-level="3"><text:span text:style-name="Strong_20_Emphasis">3.X. Memoria dinámica basada en instancias</text:span></text:h>
      <text:p text:style-name="Text_20_body">Para minimizar el límite de memoria,<text:line-break/>la arquitectura óptima no mantiene un almacén global de estados.<text:line-break/>En su lugar:</text:p>
      <text:list xml:id="list1037318804" text:style-name="L22">
        <text:list-item>
          <text:p text:style-name="P46"><text:span text:style-name="Strong_20_Emphasis">crea nuevas entidades</text:span> que representan estados cuando son necesarios </text:p>
        </text:list-item>
        <text:list-item>
          <text:p text:style-name="P46"><text:span text:style-name="Strong_20_Emphasis">elimina</text:span> las entidades que dejan de ser útiles </text:p>
        </text:list-item>
        <text:list-item>
          <text:p text:style-name="P46">mantiene solo la información <text:span text:style-name="Strong_20_Emphasis">activa</text:span>, no todo el historial </text:p>
        </text:list-item>
        <text:list-item>
          <text:p text:style-name="P46">evita saturación y desperdicio </text:p>
        </text:list-item>
        <text:list-item>
          <text:p text:style-name="P46">escala con la complejidad del problema </text:p>
        </text:list-item>
        <text:list-item>
          <text:p text:style-name="P45">distribuye la memoria de forma natural entre procesos </text:p>
        </text:list-item>
      </text:list>
      <text:p text:style-name="Horizontal_20_Line"/>
      <text:h text:style-name="Heading_20_1" text:outline-level="1"><text:soft-page-break/>🧭 5. Resumen final (con la idea incluida explícitamente)</text:h>
      <text:p text:style-name="Quotations"><text:span text:style-name="Strong_20_Emphasis">La memoria es finita, costosa y degradable.<text:line-break/>La arquitectura óptima para minimizar este límite debe:</text:span></text:p>
      <text:list xml:id="list2215232472" text:style-name="L23">
        <text:list-item>
          <text:p text:style-name="P4">usar representaciones compactas </text:p>
        </text:list-item>
        <text:list-item>
          <text:p text:style-name="P4">organizar la memoria de forma jerárquica </text:p>
        </text:list-item>
        <text:list-item>
          <text:p text:style-name="P4">olvidar selectivamente lo irrelevante </text:p>
        </text:list-item>
        <text:list-item>
          <text:p text:style-name="P4">reutilizar estructuras </text:p>
        </text:list-item>
        <text:list-item>
          <text:p text:style-name="P4">distribuir la memoria entre módulos </text:p>
        </text:list-item>
        <text:list-item>
          <text:p text:style-name="P4">aceptar representaciones aproximadas </text:p>
        </text:list-item>
        <text:list-item>
          <text:p text:style-name="P3"><text:span text:style-name="Strong_20_Emphasis">crear y destruir instancias dinámicamente en lugar de mantener un almacén global</text:span> </text:p>
        </text:list-item>
      </text:list>
      <text:p text:style-name="Text_20_body">Ahora sí: la idea está <text:span text:style-name="Strong_20_Emphasis">explícita, clara y perfectamente integrada</text:span>.</text:p>
      <text:p text:style-name="Horizontal_20_Line"/>
      <text:p text:style-name="Text_20_body">Si quieres, pasamos al siguiente límite: <text:span text:style-name="Strong_20_Emphasis">ruido y error</text:span>, o ajustamos algo más de esta sección antes de avanzar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6:02:34.661000000</meta:creation-date>
    <dc:date>2026-04-03T18:27:16.184000000</dc:date>
    <meta:editing-duration>PT11M23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8" meta:paragraph-count="182" meta:word-count="1409" meta:character-count="8670" meta:non-whitespace-character-count="7441"/>
  </office:meta>
</office:document-meta>
</file>